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top="0cm" fo:margin-bottom="0.282cm" loext:contextual-spacing="false"/>
    </style:style>
    <style:style style:name="P9" style:family="paragraph" style:parent-style-name="Standard" style:master-page-name="Standard">
      <style:paragraph-properties style:page-number="auto"/>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Student Name: Deeksha Tripathi</text:span></text:p>
      <text:p text:style-name="Standard"><text:span text:style-name="T1">Student ID: 11710413</text:span></text:p>
      <text:p text:style-name="Standard"><text:span text:style-name="T1">Email Address: </text:span><text:a xlink:type="simple" xlink:href="mailto:deeksha18799@gmail.com" text:style-name="ListLabel_20_2" text:visited-style-name="ListLabel_20_2"><text:span text:style-name="Internet_20_link"><text:span text:style-name="T1">deeksha18799@gmail.com</text:span></text:span></text:a></text:p>
      <text:p text:style-name="Standard"><text:span text:style-name="T1">GitHub Link: </text:span><text:bookmark-start text:name="__DdeLink__51_2249299896"/><text:a xlink:type="simple" xlink:href="https://github.com/DeekshaTripathi29" text:style-name="ListLabel_20_2" text:visited-style-name="ListLabel_20_2"><text:span text:style-name="Internet_20_link"><text:span text:style-name="T1">https://github.com/DeekshaTripathi29</text:span></text:span></text:a><text:bookmark-end text:name="__DdeLink__51_2249299896"/></text:p>
      <text:p text:style-name="Standard"><text:span text:style-name="T1">Code: will find on the github repositories name CSE_316-Project.</text:span></text:p>
      <text:p text:style-name="P1"/>
      <text:p text:style-name="Standard"><text:span text:style-name="T1">Problem:</text:span></text:p>
      <text:p text:style-name="P5"><text:span text:style-name="T1"><text:s/></text:span><text:span text:style-name="T3">In operating system cpu scheduling, there are many algorithms available. But every algorithm has some sort of drawback. First we are going to have a look at FCFS algorithm. This algorithm works on the first come and first serve basis. If the process come at the first, going to be execute at first. Drawback of this is that if a process come at first but have large burst time so process which come at last can meet the problem of starvation. Same type of thing happens with SJF, processes which have large burst time can go to starvation. To overcome this robin round come in light. In round robin we have a fixed time period called time quantum for which every process is going to be execute whether the process has burst time high or low. By doing so we allocate cpu to every process which avoids the processes going to starvation</text:span></text:p>
      <text:p text:style-name="P5"><text:span text:style-name="T3">But in our solution to the problems is a multilevel queue algorithm. In which we use two queues. The multilevel queue algorithm uses existing algorithm to maintain the process with common features. The purpose of multilevel scheduling algorithm is to work in the situation the where processes are needed to categorized in different groups. <text:s text:c="3"/></text:span></text:p>
      <text:p text:style-name="P3"/>
      <text:p text:style-name="P5"><text:span text:style-name="T1">Algorithm:</text:span></text:p>
      <text:p text:style-name="P5"><text:span text:style-name="T3">Step 1. Enter process ID, Arrival time, Burst Time and Priority.</text:span></text:p>
      <text:p text:style-name="P5"><text:span text:style-name="T3">Step 2. Store the data in a queue.</text:span></text:p>
      <text:p text:style-name="P5"><text:span text:style-name="T3">Step 3. Crate two queue for higher priorities and lower priorities respectively.</text:span></text:p>
      <text:p text:style-name="P5"><text:span text:style-name="T3">Step 4. Do step 5 to 11 until remaining burst time of both queues become zero. </text:span></text:p>
      <text:p text:style-name="P5"><text:span text:style-name="T3">Step</text:span><text:span text:style-name="T1"> </text:span><text:span text:style-name="T3">5. Select any process from any queue on alternate basis.</text:span></text:p>
      <text:p text:style-name="P5"><text:span text:style-name="T3">Step 6. If the remain burst time of the selected process is greater or equal to the time quantum <text:s text:c="11"/>then do step 7 otherwise do step 8. <text:s/></text:span></text:p>
      <text:p text:style-name="P5"><text:span text:style-name="T3">Step 7. Execute process for the duration of time quantum.</text:span></text:p>
      <text:p text:style-name="P5"><text:span text:style-name="T3">Step 8. Execute the process until its burst time become zero.</text:span></text:p>
      <text:p text:style-name="P5"><text:span text:style-name="T3">Step 9. Update the burst time of the process in the queue.</text:span></text:p>
      <text:p text:style-name="P5"><text:span text:style-name="T3">Step 10. Calculate the completion and waiting time by their formula </text:span></text:p>
      <text:p text:style-name="P5"><text:span text:style-name="T3">Step 11. Print all the details at screen. </text:span></text:p>
      <text:p text:style-name="Standard"><text:soft-page-break/><text:span text:style-name="T1"><text:s text:c="2"/></text:span></text:p>
      <text:p text:style-name="Standard"><text:span text:style-name="T1">Complexity: </text:span></text:p>
      <text:p text:style-name="Standard"><text:span text:style-name="T3">Complexity of this algorithm is based on the number of process that is given in input by user.</text:span></text:p>
      <text:p text:style-name="Standard"><text:span text:style-name="T3">Because the loops run for the time equals to the number of process so that the complexity is going to be O(n).</text:span></text:p>
      <text:p text:style-name="Standard"><text:span text:style-name="T3">Overall complexity of the program is also O(n).</text:span></text:p>
      <text:p text:style-name="P2"/>
      <text:p text:style-name="Standard"><text:span text:style-name="T1">Boundary condition:</text:span><text:span text:style-name="T3"> <text:s/></text:span></text:p>
      <text:p text:style-name="Standard"><text:span text:style-name="T3">Our algorithm can take maximum 1000 input processes. </text:span></text:p>
      <text:p text:style-name="Standard"><text:span text:style-name="T3">Waiting time can’t be negative number and boundary condition for time quantum is that it can’t be less than 2 seconds. If we do this then there will be so much context switching which will lead to high complexity cause of accessing the stored data of process by context switching. Time quantum should be normal not too less nor too high.</text:span></text:p>
      <text:p text:style-name="P2"/>
      <text:p text:style-name="Standard"><text:span text:style-name="T1">Test Cases</text:span><text:bookmark text:name="_GoBack"/><text:span text:style-name="T1">: </text:span></text:p>
      <text:p text:style-name="Standard"><text:span text:style-name="T1">Test - case 1 :</text:span></text:p>
      <text:p text:style-name="Standard"><text:span text:style-name="T2">Input : </text:span><text:span text:style-name="T4">we assume that the user inputs 5 process as follow-</text:span></text:p>
      <text:p text:style-name="Standard"><text:span text:style-name="T2">pid<text:tab/>BT <text:s text:c="6"/><text:tab/>AT <text:s text:c="7"/><text:tab/>priority</text:span><text:span text:style-name="T4"> </text:span></text:p>
      <text:p text:style-name="Standard"><text:span text:style-name="T4">1<text:tab/>5<text:tab/><text:tab/>0<text:tab/><text:tab/>2<text:tab/></text:span></text:p>
      <text:p text:style-name="Standard"><text:span text:style-name="T4">2<text:tab/>3<text:tab/><text:tab/>3<text:tab/><text:tab/>3<text:tab/><text:tab/></text:span></text:p>
      <text:p text:style-name="Standard"><text:span text:style-name="T4">3<text:tab/>9<text:tab/><text:tab/>5<text:tab/><text:tab/>1<text:tab/></text:span></text:p>
      <text:p text:style-name="Standard"><text:span text:style-name="T4">4<text:tab/>8<text:tab/><text:tab/>2<text:tab/><text:tab/>4<text:tab/></text:span></text:p>
      <text:p text:style-name="Standard"><text:span text:style-name="T4">5<text:tab/>11<text:tab/><text:tab/>1<text:tab/><text:tab/>5</text:span></text:p>
      <text:p text:style-name="Standard"><text:span text:style-name="T1">Output : </text:span><text:span text:style-name="T4">Program gives output as follow -</text:span><text:span text:style-name="T1"> <text:s/></text:span></text:p>
      <text:p text:style-name="Standard"><text:span text:style-name="T2">pid<text:tab/>response time<text:tab/>CT<text:tab/>TAT<text:tab/>WT<text:tab/></text:span></text:p>
      <text:p text:style-name="Standard"><text:span text:style-name="T4">1<text:tab/>0<text:tab/><text:tab/>18<text:tab/>18<text:tab/>13</text:span></text:p>
      <text:p text:style-name="Standard"><text:span text:style-name="T4">2<text:tab/>1<text:tab/><text:tab/>20<text:tab/>17<text:tab/>14</text:span></text:p>
      <text:p text:style-name="Standard"><text:span text:style-name="T4">3<text:tab/>0<text:tab/><text:tab/>33<text:tab/>28<text:tab/>19</text:span></text:p>
      <text:p text:style-name="Standard"><text:span text:style-name="T4">4<text:tab/>7<text:tab/><text:tab/>28<text:tab/>26<text:tab/>18</text:span></text:p>
      <text:p text:style-name="Standard"><text:span text:style-name="T4">5<text:tab/>12<text:tab/><text:tab/>36<text:tab/>35<text:tab/>24</text:span></text:p>
      <text:p text:style-name="Standard"><text:span text:style-name="T2">average waiting time</text:span><text:span text:style-name="T4"> </text:span><text:span text:style-name="T2">: </text:span><text:span text:style-name="T4">17.600</text:span></text:p>
      <text:p text:style-name="Standard"><text:span text:style-name="T2">average TAT time :</text:span><text:span text:style-name="T4"> 24.79</text:span></text:p>
      <text:p text:style-name="P4"><text:soft-page-break/><text:span text:style-name="T2">Test Case 2:</text:span></text:p>
      <text:p text:style-name="P4"><text:span text:style-name="T2">INPUT :</text:span></text:p>
      <text:p text:style-name="P4"><text:span text:style-name="T2">pid<text:tab/>AT<text:tab/>BT<text:tab/>PRIORITY</text:span></text:p>
      <text:p text:style-name="P4"><text:span text:style-name="T4">1<text:tab/>0<text:tab/>4<text:tab/>3</text:span></text:p>
      <text:p text:style-name="P4"><text:span text:style-name="T4">2<text:tab/>2<text:tab/>5<text:tab/>2<text:tab/></text:span></text:p>
      <text:p text:style-name="P4"><text:span text:style-name="T4">3<text:tab/>5<text:tab/>4<text:tab/>6<text:tab/></text:span></text:p>
      <text:p text:style-name="P4"><text:span text:style-name="T4">4<text:tab/>7<text:tab/>3<text:tab/>4<text:tab/></text:span></text:p>
      <text:p text:style-name="P4"><text:span text:style-name="T4">5<text:tab/>4<text:tab/>6<text:tab/>8<text:tab/></text:span></text:p>
      <text:p text:style-name="P4"><text:span text:style-name="T4">6<text:tab/>17<text:tab/>8<text:tab/>9<text:tab/></text:span></text:p>
      <text:p text:style-name="Standard"><text:span text:style-name="T2">Outputs : </text:span></text:p>
      <text:p text:style-name="Standard"><text:span text:style-name="T2">PID<text:tab/>RT<text:tab/>CT<text:tab/>TAT<text:tab/>WT<text:tab/></text:span></text:p>
      <text:p text:style-name="Standard"><text:span text:style-name="T4">1<text:tab/>0<text:tab/>20<text:tab/>0<text:tab/>16</text:span></text:p>
      <text:p text:style-name="Standard"><text:span text:style-name="T4">2<text:tab/>0<text:tab/>21<text:tab/>19<text:tab/>14</text:span></text:p>
      <text:p text:style-name="Standard"><text:span text:style-name="T4">3<text:tab/>1<text:tab/>24<text:tab/>19<text:tab/>15</text:span></text:p>
      <text:p text:style-name="Standard"><text:span text:style-name="T4">4<text:tab/>0<text:tab/>10<text:tab/>3<text:tab/>0<text:tab/></text:span></text:p>
      <text:p text:style-name="Standard"><text:span text:style-name="T4">5<text:tab/>6<text:tab/>26<text:tab/>22<text:tab/>16</text:span></text:p>
      <text:p text:style-name="Standard"><text:span text:style-name="T4">6<text:tab/>7<text:tab/>30<text:tab/>23<text:tab/>15</text:span></text:p>
      <text:p text:style-name="Standard"><text:span text:style-name="T2">AVG WT</text:span><text:span text:style-name="T4">: 12.66</text:span></text:p>
      <text:p text:style-name="Standard"><text:span text:style-name="T2">AVG TAT</text:span><text:span text:style-name="T4">: 17.66</text:span></text:p>
      <text:p text:style-name="Standard"/>
      <text:p text:style-name="P6"/>
      <text:p text:style-name="P6"/>
      <text:p text:style-name="Standard"><text:span text:style-name="T6">Test Case 3 : </text:span></text:p>
      <text:p text:style-name="Standard"><text:span text:style-name="T6">Input <text:s/>: </text:span></text:p>
      <text:p text:style-name="Standard"><text:span text:style-name="T6">PID<text:tab/>AT<text:tab/>BT<text:tab/>Priority</text:span></text:p>
      <text:p text:style-name="Standard"><text:span text:style-name="T5">1<text:tab/>0<text:tab/>3<text:tab/>1</text:span></text:p>
      <text:p text:style-name="Standard"><text:span text:style-name="T5">2<text:tab/>1<text:tab/>2<text:tab/>3</text:span></text:p>
      <text:p text:style-name="Standard"><text:span text:style-name="T5">3<text:tab/>1<text:tab/>4<text:tab/>6</text:span></text:p>
      <text:p text:style-name="Standard"><text:span text:style-name="T5">4<text:tab/>2<text:tab/>5<text:tab/>5<text:tab/></text:span></text:p>
      <text:p text:style-name="Standard"><text:span text:style-name="T5">5<text:tab/>3<text:tab/>6<text:tab/>4</text:span></text:p>
      <text:p text:style-name="P7"/>
      <text:p text:style-name="Standard"><text:soft-page-break/><text:span text:style-name="T6">Outputs : </text:span></text:p>
      <text:p text:style-name="Standard"><text:span text:style-name="T6">PID<text:tab/>RT<text:tab/>CT<text:tab/>TAT<text:tab/>WT<text:tab/></text:span></text:p>
      <text:p text:style-name="Standard"><text:span text:style-name="T5">1<text:tab/>0<text:tab/>3<text:tab/>3<text:tab/>0</text:span></text:p>
      <text:p text:style-name="Standard"><text:span text:style-name="T5">2<text:tab/>2<text:tab/>5<text:tab/>4<text:tab/>2</text:span></text:p>
      <text:p text:style-name="Standard"><text:span text:style-name="T5">3<text:tab/>12<text:tab/>17<text:tab/>16<text:tab/>12</text:span></text:p>
      <text:p text:style-name="Standard"><text:span text:style-name="T5">4<text:tab/>7<text:tab/>20<text:tab/>18<text:tab/>13</text:span></text:p>
      <text:p text:style-name="Standard"><text:span text:style-name="T5">5<text:tab/>2<text:tab/>19<text:tab/>16<text:tab/>10</text:span></text:p>
      <text:p text:style-name="Standard"><text:span text:style-name="T6">AVG WT:</text:span><text:span text:style-name="T5"> 7.400</text:span></text:p>
      <text:p text:style-name="Standard"><text:span text:style-name="T6">AVG TAT:</text:span><text:span text:style-name="T5"> 11.40</text:span></text:p>
      <text:p text:style-name="P7"/>
      <text:p text:style-name="Standard"><text:span text:style-name="T6">GitHub Link: </text:span><text:a xlink:type="simple" xlink:href="https://github.com/DeekshaTripathi29" text:style-name="ListLabel_20_3" text:visited-style-name="ListLabel_20_3"><text:span text:style-name="Internet_20_link"><text:span text:style-name="T2">https://github.com/DeekshaTripathi29</text:span></text:span></text:a><text:span text:style-name="Internet_20_link"><text:span text:style-name="T2">/CSE_316-Project</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Label_20_2" style:display-name="ListLabel 2" style:family="tex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1:21:00</meta:creation-date>
    <meta:initial-creator>Deeksha Tripathi</meta:initial-creator>
    <dc:language>en-IN</dc:language>
    <dc:date>2019-04-22T22:20:39</dc:date>
    <meta:editing-cycles>3</meta:editing-cycles>
    <meta:editing-duration>PT1H26M</meta:editing-duration>
    <meta:generator>LibreOffice/6.0.7.3$Linux_X86_64 LibreOffice_project/00m0$Build-3</meta:generator>
    <meta:document-statistic meta:table-count="0" meta:image-count="0" meta:object-count="0" meta:page-count="4" meta:paragraph-count="83" meta:word-count="726" meta:character-count="3641" meta:non-whitespace-character-count="29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